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hatch" draw:fill-hatch-name="Black_20_45_20_Degrees" draw:textarea-horizontal-align="center" draw:textarea-vertical-align="middle"/>
    </style:style>
    <style:style style:name="gr4" style:family="graphic" style:parent-style-name="standard">
      <style:graphic-properties draw:stroke="none" draw:fill="hatch" draw:fill-hatch-name="Black_20_-45_20_Degrees" draw:fill-hatch-solid="fals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2cm"/>
    </style:style>
    <style:style style:name="gr6" style:family="graphic" style:parent-style-name="standard">
      <style:graphic-properties draw:stroke="none" svg:stroke-color="#000000" draw:fill="none" draw:fill-color="#ffffff" fo:min-height="1.363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weight="bold" style:font-weight-asian="bold" style:font-weight-complex="bold"/>
    </style:style>
    <style:style style:name="P3" style:family="paragraph">
      <style:paragraph-properties fo:text-align="center"/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 fo:font-weight="bold" style:font-weight-asian="bold" style:font-weight-complex="bold"/>
    </style:style>
    <style:style style:name="T2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line draw:style-name="gr1" draw:text-style-name="P1" draw:layer="layout" svg:x1="2.976cm" svg:y1="5.133cm" svg:x2="6.404cm" svg:y2="5.985cm">
          <text:p/>
        </draw:line>
        <draw:line draw:style-name="gr1" draw:text-style-name="P1" draw:layer="layout" svg:x1="2.946cm" svg:y1="7.569cm" svg:x2="6.444cm" svg:y2="5.985cm">
          <text:p/>
        </draw:line>
        <draw:line draw:style-name="gr1" draw:text-style-name="P1" draw:layer="layout" svg:x1="6.364cm" svg:y1="5.925cm" svg:x2="5.695cm" svg:y2="3.126cm">
          <text:p/>
        </draw:line>
        <draw:line draw:style-name="gr1" draw:text-style-name="P1" draw:layer="layout" svg:x1="6.417cm" svg:y1="5.959cm" svg:x2="8.147cm" svg:y2="3.119cm">
          <text:p/>
        </draw:line>
        <draw:line draw:style-name="gr1" draw:text-style-name="P1" draw:layer="layout" svg:x1="6.364cm" svg:y1="5.965cm" svg:x2="9.503cm" svg:y2="7.469cm">
          <text:p/>
        </draw:line>
        <draw:line draw:style-name="gr1" draw:text-style-name="P1" draw:layer="layout" svg:x1="6.898cm" svg:y1="9.313cm" svg:x2="6.404cm" svg:y2="5.985cm">
          <text:p/>
        </draw:line>
        <draw:g>
          <draw:rect draw:style-name="gr2" draw:text-style-name="P1" draw:layer="layout" svg:width="1.216cm" svg:height="2.445cm" svg:x="1.754cm" svg:y="5.125cm">
            <text:p/>
          </draw:rect>
          <draw:rect draw:style-name="gr2" draw:text-style-name="P1" draw:layer="layout" svg:width="1.216cm" svg:height="2.445cm" svg:x="0.565cm" svg:y="5.125cm">
            <text:p/>
          </draw:rect>
        </draw:g>
        <draw:g>
          <draw:rect draw:style-name="gr2" draw:text-style-name="P1" draw:layer="layout" svg:width="1.477cm" svg:height="3.186cm" draw:transform="skewX (0.0895353906273092) rotate (-0.864112512662392) translate (10.438cm 8.567cm)">
            <text:p/>
          </draw:rect>
          <draw:rect draw:style-name="gr2" draw:text-style-name="P1" draw:layer="layout" svg:width="1.477cm" svg:height="3.187cm" draw:transform="skewX (0.0884881930761124) rotate (-0.864985177288389) translate (9.5cm 7.468cm)">
            <text:p/>
          </draw:rect>
        </draw:g>
        <draw:g>
          <draw:rect draw:style-name="gr2" draw:text-style-name="P1" draw:layer="layout" svg:width="1.216cm" svg:height="2.445cm" draw:transform="rotate (-1.5700981950941) translate (8.136cm 1.924cm)">
            <text:p/>
          </draw:rect>
          <draw:rect draw:style-name="gr2" draw:text-style-name="P1" draw:layer="layout" svg:width="1.216cm" svg:height="2.445cm" draw:transform="rotate (-1.5700981950941) translate (8.135cm 0.735cm)">
            <text:p/>
          </draw:rect>
        </draw:g>
        <draw:line draw:style-name="gr1" draw:text-style-name="P1" draw:layer="layout" svg:x1="2.956cm" svg:y1="5.123cm" svg:x2="5.702cm" svg:y2="3.139cm">
          <text:p/>
        </draw:line>
        <draw:line draw:style-name="gr1" draw:text-style-name="P1" draw:layer="layout" svg:x1="2.996cm" svg:y1="7.549cm" svg:x2="6.925cm" svg:y2="9.293cm">
          <text:p/>
        </draw:line>
        <draw:line draw:style-name="gr1" draw:text-style-name="P1" draw:layer="layout" svg:x1="8.128cm" svg:y1="3.179cm" svg:x2="9.491cm" svg:y2="7.489cm">
          <text:p/>
        </draw:line>
        <draw:rect draw:style-name="gr3" draw:text-style-name="P1" draw:layer="layout" svg:width="2.427cm" svg:height="0.301cm" svg:x="0.55cm" svg:y="7.569cm">
          <text:p/>
        </draw:rect>
        <draw:rect draw:style-name="gr3" draw:text-style-name="P1" draw:layer="layout" svg:width="2.427cm" svg:height="0.301cm" svg:x="0.511cm" svg:y="4.844cm">
          <text:p/>
        </draw:rect>
        <draw:rect draw:style-name="gr3" draw:text-style-name="P1" draw:layer="layout" svg:width="4.228cm" svg:height="0.3cm" draw:transform="skewX (-0.0267035375555132) rotate (-0.414341164423454) translate (3.01cm 7.573cm)">
          <text:p/>
        </draw:rect>
        <draw:rect draw:style-name="gr3" draw:text-style-name="P1" draw:layer="layout" svg:width="4.518cm" svg:height="0.302cm" draw:transform="skewX (-0.0661479786505851) rotate (-1.26675997109748) translate (8.43cm 3.012cm)">
          <text:p/>
        </draw:rect>
        <draw:rect draw:style-name="gr3" draw:text-style-name="P1" draw:layer="layout" svg:width="4.228cm" svg:height="0.3cm" draw:transform="skewX (-0.0267035375555132) rotate (-0.414341164423454) translate (3.011cm 7.573cm)">
          <text:p/>
        </draw:rect>
        <draw:rect draw:style-name="gr3" draw:text-style-name="P1" draw:layer="layout" svg:width="0.28cm" svg:height="2.486cm" svg:x="5.422cm" svg:y="0.674cm">
          <text:p/>
        </draw:rect>
        <draw:rect draw:style-name="gr3" draw:text-style-name="P1" draw:layer="layout" svg:width="0.28cm" svg:height="2.486cm" svg:x="8.128cm" svg:y="0.654cm">
          <text:p/>
        </draw:rect>
        <draw:rect draw:style-name="gr3" draw:text-style-name="P1" draw:layer="layout" svg:width="2.97cm" svg:height="0.198cm" draw:transform="skewX (-0.070511301780571) rotate (-0.879296877154743) translate (9.681cm 7.249cm)">
          <text:p/>
        </draw:rect>
        <draw:rect draw:style-name="gr3" draw:text-style-name="P1" draw:layer="layout" svg:width="3.163cm" svg:height="0.214cm" draw:transform="skewX (0.023387411976724) rotate (-0.878075146678347) translate (6.762cm 9.194cm)">
          <text:p/>
        </draw:rect>
        <draw:rect draw:style-name="gr4" draw:text-style-name="P1" draw:layer="layout" svg:width="3.197cm" svg:height="0.365cm" draw:transform="skewX (0.0164060949687466) rotate (0.622733477111577) translate (2.856cm 4.744cm)">
          <text:p/>
        </draw:rect>
        <draw:frame draw:style-name="gr5" draw:text-style-name="P2" draw:layer="layout" svg:width="2.887cm" svg:height="0.971cm" svg:x="0.49cm" svg:y="3.801cm">
          <draw:text-box>
            <text:p><text:span text:style-name="T1">Reach 1</text:span></text:p>
          </draw:text-box>
        </draw:frame>
        <draw:frame draw:style-name="gr5" draw:text-style-name="P2" draw:layer="layout" svg:width="2.711cm" svg:height="0.971cm" svg:x="10.789cm" svg:y="7.991cm">
          <draw:text-box>
            <text:p><text:span text:style-name="T1">Reach 2</text:span></text:p>
          </draw:text-box>
        </draw:frame>
        <draw:frame draw:style-name="gr5" draw:text-style-name="P2" draw:layer="layout" svg:width="2.808cm" svg:height="0.971cm" svg:x="8.45cm" svg:y="0.876cm">
          <draw:text-box>
            <text:p><text:span text:style-name="T1">Reach 3</text:span></text:p>
          </draw:text-box>
        </draw:frame>
        <draw:rect draw:style-name="gr3" draw:text-style-name="P1" draw:layer="layout" svg:width="2.665cm" svg:height="0.381cm" svg:x="0.812cm" svg:y="10.014cm">
          <text:p/>
        </draw:rect>
        <draw:frame draw:style-name="gr6" draw:text-style-name="P3" draw:layer="layout" svg:width="4.17cm" svg:height="1.691cm" svg:x="0.15cm" svg:y="10.296cm">
          <draw:text-box>
            <text:p text:style-name="P1"><text:span text:style-name="T2">Solid</text:span></text:p>
            <text:p text:style-name="P1"><text:span text:style-name="T2">walls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-45_20_Degrees" draw:display-name="Black -45 Degrees" draw:style="single" draw:color="#000000" draw:distance="0.2cm" draw:rotation="3150"/>
    <draw:hatch draw:name="Black_20_45_20_Degrees" draw:display-name="Black 45 Degrees" draw:style="single" draw:color="#000000" draw:distance="0.2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5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7T13:52:12.28</meta:creation-date>
    <dc:date>2012-10-16T13:05:21.81</dc:date>
    <meta:editing-duration>PT00H08M59S</meta:editing-duration>
    <meta:editing-cycles>4</meta:editing-cycles>
    <meta:generator>LibreOffice/3.4$Win32 LibreOffice_project/340m1$Build-402</meta:generator>
    <meta:document-statistic meta:object-count="33"/>
  </office:meta>
</office:document-meta>
</file>